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67">
            <text:p>SRR-67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8320.0">
            <text:p>8320.0</text:p>
          </table:table-cell>
          <table:table-cell office:value-type="float" office:value="57.0">
            <text:p>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0">
            <text:p>SRR-1650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610.0">
            <text:p>761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23">
            <text:p>6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49">
            <text:p>SRR-1649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010.0">
            <text:p>601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4">
            <text:p>7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CAMS-111598">
            <text:p>CAMS-111598</text:p>
          </table:table-cell>
          <table:table-cell office:value-type="float" office:value="56.37">
            <text:p>56.37</text:p>
          </table:table-cell>
          <table:table-cell office:value-type="float" office:value="-3.27">
            <text:p>-3.27</text:p>
          </table:table-cell>
          <table:table-cell office:value-type="float" office:value="14055.0">
            <text:p>14055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37">
            <text:p>10.37</text:p>
          </table:table-cell>
          <table:table-cell office:value-type="float" office:value="2.98">
            <text:p>2.98</text:p>
          </table:table-cell>
          <table:table-cell office:value-type="float" office:value="2.98">
            <text:p>2.98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4">
            <text:p>SRR-1394</text:p>
          </table:table-cell>
          <table:table-cell office:value-type="float" office:value="56.35">
            <text:p>56.35</text:p>
          </table:table-cell>
          <table:table-cell office:value-type="float" office:value="-3.32">
            <text:p>-3.32</text:p>
          </table:table-cell>
          <table:table-cell office:value-type="float" office:value="7525.0">
            <text:p>75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6">
            <text:p>0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Beta-111507">
            <text:p>Beta-111507</text:p>
          </table:table-cell>
          <table:table-cell office:value-type="float" office:value="56.42">
            <text:p>56.42</text:p>
          </table:table-cell>
          <table:table-cell office:value-type="float" office:value="-3.23">
            <text:p>-3.23</text:p>
          </table:table-cell>
          <table:table-cell office:value-type="float" office:value="13650.0">
            <text:p>1365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12">
            <text:p>3.12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CAMS-77912">
            <text:p>CAMS-77912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4260.0">
            <text:p>1426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17">
            <text:p>16.17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2003,ShennanEtal2018">
            <text:p>Peacock2003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84">
            <text:p>SRR-1684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5735.0">
            <text:p>5735.0</text:p>
          </table:table-cell>
          <table:table-cell office:value-type="float" office:value="75.0">
            <text:p>7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3">
            <text:p>7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NPL-127">
            <text:p>NPL-127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7605.0">
            <text:p>7605.0</text:p>
          </table:table-cell>
          <table:table-cell office:value-type="float" office:value="180.0">
            <text:p>1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8">
            <text:p>1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Beta-111508">
            <text:p>Beta-111508</text:p>
          </table:table-cell>
          <table:table-cell office:value-type="float" office:value="56.42">
            <text:p>56.42</text:p>
          </table:table-cell>
          <table:table-cell office:value-type="float" office:value="-3.23">
            <text:p>-3.23</text:p>
          </table:table-cell>
          <table:table-cell office:value-type="float" office:value="13710.0">
            <text:p>13710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52">
            <text:p>2.52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CAMS-111599">
            <text:p>CAMS-111599</text:p>
          </table:table-cell>
          <table:table-cell office:value-type="float" office:value="56.37">
            <text:p>56.37</text:p>
          </table:table-cell>
          <table:table-cell office:value-type="float" office:value="-3.27">
            <text:p>-3.27</text:p>
          </table:table-cell>
          <table:table-cell office:value-type="float" office:value="14075.0">
            <text:p>14075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37">
            <text:p>10.37</text:p>
          </table:table-cell>
          <table:table-cell office:value-type="float" office:value="2.98">
            <text:p>2.98</text:p>
          </table:table-cell>
          <table:table-cell office:value-type="float" office:value="2.98">
            <text:p>2.98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1">
            <text:p>SRR-1651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5970.0">
            <text:p>5970.0</text:p>
          </table:table-cell>
          <table:table-cell office:value-type="float" office:value="85.0">
            <text:p>8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43">
            <text:p>7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2">
            <text:p>SRR-1652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240.0">
            <text:p>624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43">
            <text:p>7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3">
            <text:p>SRR-1653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030.0">
            <text:p>603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2">
            <text:p>7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511">
            <text:p>SRR-1511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500.0">
            <text:p>7500.0</text:p>
          </table:table-cell>
          <table:table-cell office:value-type="float" office:value="90.0">
            <text:p>9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2">
            <text:p>7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MorrisonEtal1981,ShennanEtal2018">
            <text:p>SmithEtal1985a,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510">
            <text:p>SRR-1510</text:p>
          </table:table-cell>
          <table:table-cell office:value-type="float" office:value="56.45">
            <text:p>56.45</text:p>
          </table:table-cell>
          <table:table-cell office:value-type="float" office:value="-3.29">
            <text:p>-3.29</text:p>
          </table:table-cell>
          <table:table-cell office:value-type="float" office:value="6170.0">
            <text:p>61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14">
            <text:p>7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MorrisonEtal1981,ShennanEtal2018">
            <text:p>SmithEtal1985a,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401">
            <text:p>SRR-1401</text:p>
          </table:table-cell>
          <table:table-cell office:value-type="float" office:value="56.35">
            <text:p>56.35</text:p>
          </table:table-cell>
          <table:table-cell office:value-type="float" office:value="-3.11">
            <text:p>-3.11</text:p>
          </table:table-cell>
          <table:table-cell office:value-type="float" office:value="7465.0">
            <text:p>746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">
            <text:p>3.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-2796">
            <text:p>I-2796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9640.0">
            <text:p>964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9">
            <text:p>0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400">
            <text:p>SRR-1400</text:p>
          </table:table-cell>
          <table:table-cell office:value-type="float" office:value="56.34">
            <text:p>56.34</text:p>
          </table:table-cell>
          <table:table-cell office:value-type="float" office:value="-3.4">
            <text:p>-3.4</text:p>
          </table:table-cell>
          <table:table-cell office:value-type="float" office:value="7180.0">
            <text:p>71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8">
            <text:p>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9">
            <text:p>SRR-1399</text:p>
          </table:table-cell>
          <table:table-cell office:value-type="float" office:value="56.35">
            <text:p>56.35</text:p>
          </table:table-cell>
          <table:table-cell office:value-type="float" office:value="-3.31">
            <text:p>-3.31</text:p>
          </table:table-cell>
          <table:table-cell office:value-type="float" office:value="8555.0">
            <text:p>855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85">
            <text:p>SRR-1685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485.0">
            <text:p>7485.0</text:p>
          </table:table-cell>
          <table:table-cell office:value-type="float" office:value="60.0">
            <text:p>6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97">
            <text:p>5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8">
            <text:p>SRR-1398</text:p>
          </table:table-cell>
          <table:table-cell office:value-type="float" office:value="56.35">
            <text:p>56.35</text:p>
          </table:table-cell>
          <table:table-cell office:value-type="float" office:value="-3.31">
            <text:p>-3.31</text:p>
          </table:table-cell>
          <table:table-cell office:value-type="float" office:value="8505.0">
            <text:p>850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6">
            <text:p>SRR-1396</text:p>
          </table:table-cell>
          <table:table-cell office:value-type="float" office:value="56.34">
            <text:p>56.34</text:p>
          </table:table-cell>
          <table:table-cell office:value-type="float" office:value="-3.36">
            <text:p>-3.36</text:p>
          </table:table-cell>
          <table:table-cell office:value-type="float" office:value="7780.0">
            <text:p>77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9">
            <text:p>2.9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5">
            <text:p>SRR-1395</text:p>
          </table:table-cell>
          <table:table-cell office:value-type="float" office:value="56.34">
            <text:p>56.34</text:p>
          </table:table-cell>
          <table:table-cell office:value-type="float" office:value="-3.36">
            <text:p>-3.36</text:p>
          </table:table-cell>
          <table:table-cell office:value-type="float" office:value="7555.0">
            <text:p>755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9">
            <text:p>2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GS-1">
            <text:p>IGS-1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5830.0">
            <text:p>58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73">
            <text:p>4.73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Haggart1988,Chisholm1971,ShennanEtal2018">
            <text:p>Haggart1988,Chisholm197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GS-2">
            <text:p>IGS-2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605.0">
            <text:p>760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5">
            <text:p>3.85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Haggart1988,Chisholm1971,ShennanEtal2018">
            <text:p>Haggart1988,Chisholm197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Beta-111509">
            <text:p>Beta-111509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3340.0">
            <text:p>1334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7.37">
            <text:p>17.37</text:p>
          </table:table-cell>
          <table:table-cell office:value-type="float" office:value="2.87">
            <text:p>2.87</text:p>
          </table:table-cell>
          <table:table-cell office:value-type="float" office:value="2.87">
            <text:p>2.87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4">
            <text:p>SRR-1654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660.0">
            <text:p>7660.0</text:p>
          </table:table-cell>
          <table:table-cell office:value-type="float" office:value="75.0">
            <text:p>7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5">
            <text:p>7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7">
            <text:p>SRR-1397</text:p>
          </table:table-cell>
          <table:table-cell office:value-type="float" office:value="56.35">
            <text:p>56.35</text:p>
          </table:table-cell>
          <table:table-cell office:value-type="float" office:value="-3.31">
            <text:p>-3.31</text:p>
          </table:table-cell>
          <table:table-cell office:value-type="float" office:value="7530.0">
            <text:p>75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4">
            <text:p>1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GS-3">
            <text:p>IGS-3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9945.0">
            <text:p>9945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7">
            <text:p>2.0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aggart1988,Chisholm1971,ShennanEtal2018">
            <text:p>Haggart1988,Chisholm197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66">
            <text:p>SRR-66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8150.0">
            <text:p>81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5">
            <text:p>-1.5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89">
            <text:p>AA-37789</text:p>
          </table:table-cell>
          <table:table-cell office:value-type="float" office:value="56.44">
            <text:p>56.44</text:p>
          </table:table-cell>
          <table:table-cell office:value-type="float" office:value="-3.1">
            <text:p>-3.1</text:p>
          </table:table-cell>
          <table:table-cell office:value-type="float" office:value="12990.0">
            <text:p>12990.0</text:p>
          </table:table-cell>
          <table:table-cell office:value-type="float" office:value="85.0">
            <text:p>8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14">
            <text:p>2.14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3">
            <text:p>SRR-1333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050.0">
            <text:p>70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4">
            <text:p>3.24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85,MorrisonEtal1981,ShennanEtal2018">
            <text:p>SmithEtal1985,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88">
            <text:p>AA-37788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3710.0">
            <text:p>1371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17">
            <text:p>16.17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2003,ShennanEtal2018">
            <text:p>Peacock2003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90">
            <text:p>AA-37790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13124.0">
            <text:p>13124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57">
            <text:p>2.57</text:p>
          </table:table-cell>
          <table:table-cell office:value-type="float" office:value="1.32">
            <text:p>1.32</text:p>
          </table:table-cell>
          <table:table-cell office:value-type="float" office:value="1.32">
            <text:p>1.32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91">
            <text:p>AA-37791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13165.0">
            <text:p>13165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73">
            <text:p>-18.73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147">
            <text:p>SRR-1147</text:p>
          </table:table-cell>
          <table:table-cell office:value-type="float" office:value="56.35">
            <text:p>56.35</text:p>
          </table:table-cell>
          <table:table-cell office:value-type="float" office:value="-3.32">
            <text:p>-3.32</text:p>
          </table:table-cell>
          <table:table-cell office:value-type="float" office:value="8370.0">
            <text:p>83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150">
            <text:p>SRR-1150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679.0">
            <text:p>6679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2">
            <text:p>6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4">
            <text:p>SRR-1334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555.0">
            <text:p>7555.0</text:p>
          </table:table-cell>
          <table:table-cell office:value-type="float" office:value="110.0">
            <text:p>11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05">
            <text:p>3.0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85,MorrisonEtal1981,ShennanEtal2018">
            <text:p>SmithEtal1985,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2">
            <text:p>SRR-1332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310.0">
            <text:p>731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1">
            <text:p>4.41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MorrisonEtal1981,ShennanEtal2018">
            <text:p>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87">
            <text:p>AA-37787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4205.0">
            <text:p>14205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17">
            <text:p>16.17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2003,ShennanEtal2018">
            <text:p>Peacock2003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72">
            <text:p>SRR-72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9524.0">
            <text:p>9524.0</text:p>
          </table:table-cell>
          <table:table-cell office:value-type="float" office:value="67.0">
            <text:p>67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71">
            <text:p>SRR-71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7778.0">
            <text:p>7778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HarknessWilson1974,CullingfordEtal1980,ShennanEtal2018">
            <text:p>Jardine1982,HarknessWilson1974,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1">
            <text:p>SRR-1331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5890.0">
            <text:p>589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9">
            <text:p>4.5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MorrisonEtal1981,ShennanEtal2018">
            <text:p>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70">
            <text:p>SRR-70</text:p>
          </table:table-cell>
          <table:table-cell office:value-type="float" office:value="56.45">
            <text:p>56.45</text:p>
          </table:table-cell>
          <table:table-cell office:value-type="float" office:value="-3.09">
            <text:p>-3.09</text:p>
          </table:table-cell>
          <table:table-cell office:value-type="float" office:value="8616.0">
            <text:p>8616.0</text:p>
          </table:table-cell>
          <table:table-cell office:value-type="float" office:value="52.0">
            <text:p>52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2">
            <text:p>-4.3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69">
            <text:p>SRR-69</text:p>
          </table:table-cell>
          <table:table-cell office:value-type="float" office:value="56.45">
            <text:p>56.45</text:p>
          </table:table-cell>
          <table:table-cell office:value-type="float" office:value="-3.09">
            <text:p>-3.09</text:p>
          </table:table-cell>
          <table:table-cell office:value-type="float" office:value="8170.0">
            <text:p>8170.0</text:p>
          </table:table-cell>
          <table:table-cell office:value-type="float" office:value="67.0">
            <text:p>67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1">
            <text:p>-3.4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151">
            <text:p>SRR-1151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083.0">
            <text:p>6083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2">
            <text:p>6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